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3"/>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paragraph-properties fo:margin-top="0in" fo:margin-bottom="0in" style:contextual-spacing="false"/>
    </style:style>
    <style:style style:name="P9" style:family="paragraph" style:parent-style-name="Text_20_body" style:list-style-name="L8">
      <style:paragraph-properties fo:margin-top="0in" fo:margin-bottom="0in" style:contextual-spacing="false"/>
    </style:style>
    <style:style style:name="P10" style:family="paragraph" style:parent-style-name="Text_20_body" style:list-style-name="L9"/>
    <style:style style:name="P11" style:family="paragraph" style:parent-style-name="Text_20_body" style:list-style-name="L10">
      <style:paragraph-properties fo:margin-top="0in" fo:margin-bottom="0in" style:contextual-spacing="false"/>
    </style:style>
    <style:style style:name="P12" style:family="paragraph" style:parent-style-name="Text_20_body" style:list-style-name="L11">
      <style:paragraph-properties fo:margin-top="0in" fo:margin-bottom="0in" style:contextual-spacing="false"/>
    </style:style>
    <style:style style:name="P13" style:family="paragraph" style:parent-style-name="Text_20_body" style:list-style-name="L12">
      <style:paragraph-properties fo:margin-top="0in" fo:margin-bottom="0in" style:contextual-spacing="false"/>
    </style:style>
    <style:style style:name="P14" style:family="paragraph" style:parent-style-name="Text_20_body" style:list-style-name="L13"/>
    <style:style style:name="P15" style:family="paragraph" style:parent-style-name="Text_20_body" style:list-style-name="L14">
      <style:paragraph-properties fo:margin-top="0in" fo:margin-bottom="0in" style:contextual-spacing="false"/>
    </style:style>
    <style:style style:name="P16" style:family="paragraph" style:parent-style-name="Text_20_body" style:list-style-name="L15">
      <style:paragraph-properties fo:margin-top="0in" fo:margin-bottom="0in" style:contextual-spacing="false"/>
    </style:style>
    <style:style style:name="P17" style:family="paragraph" style:parent-style-name="Text_20_body" style:list-style-name="L16">
      <style:paragraph-properties fo:margin-top="0in" fo:margin-bottom="0in" style:contextual-spacing="false"/>
    </style:style>
    <style:style style:name="P18" style:family="paragraph" style:parent-style-name="Text_20_body" style:list-style-name="L17">
      <style:paragraph-properties fo:margin-top="0in" fo:margin-bottom="0in" style:contextual-spacing="false"/>
    </style:style>
    <style:style style:name="P19" style:family="paragraph" style:parent-style-name="Text_20_body" style:list-style-name="L18">
      <style:paragraph-properties fo:margin-top="0in" fo:margin-bottom="0in" style:contextual-spacing="false"/>
    </style:style>
    <style:style style:name="P20" style:family="paragraph" style:parent-style-name="Text_20_body" style:list-style-name="L19">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troduction-to-docker-concepts"/>Introduction to Docker Concepts<text:bookmark-end text:name="introduction-to-docker-concepts"/></text:h>
      <text:h text:style-name="Heading_20_2" text:outline-level="2"><text:bookmark-start text:name="introduction"/>Introduction<text:bookmark-end text:name="introduction"/></text:h>
      <text:h text:style-name="Heading_20_3" text:outline-level="3"><text:bookmark-start text:name="understanding-containerization"/>Understanding Containerization<text:bookmark-end text:name="understanding-containerization"/></text:h>
      <text:p text:style-name="First_20_paragraph">Containerization represents a paradigm shift in how applications are developed, deployed, and managed. At its core, containerization is a technology that encapsulates an application and its entire runtime environment—including all necessary code, libraries, dependencies, and configuration files—into a single, standardized, executable unit called a <text:span text:style-name="T1">container</text:span>.</text:p>
      <text:p text:style-name="Text_20_body">To draw a parallel, consider the concept of a standardized shipping container in logistics. Before these containers, cargo was loaded individually onto ships, leading to inefficiencies, damage, and compatibility issues across different ports and transport methods. The invention of the universal shipping container revolutionized the industry by providing a consistent, isolated unit that could be easily loaded, transported, and unloaded by any compliant infrastructure, regardless of the cargo within.</text:p>
      <text:p text:style-name="Text_20_body">Similarly, in computing, a software container provides a self-contained, isolated environment for an application. This contrasts with traditional server environments or even virtual machines in several key ways:</text:p>
      <text:list xml:id="list3823369284" text:style-name="L5">
        <text:list-item>
          <text:p text:style-name="P6"><text:span text:style-name="T1">Traditional Server Environments</text:span>: Applications are installed directly onto the host operating system. This often leads to "dependency conflicts," where one application requires a specific version of a library that clashes with another application's requirement on the same server.</text:p>
        </text:list-item>
        <text:list-item>
          <text:p text:style-name="P6"><text:span text:style-name="T1">Virtual Machines (VMs)</text:span>: VMs abstract the underlying hardware, allowing multiple guest operating systems to run concurrently on a single physical machine. Each VM includes its own full operating system kernel and binaries, making them relatively large and resource-intensive.</text:p>
        </text:list-item>
      </text:list>
      <text:p text:style-name="First_20_paragraph"><text:span text:style-name="T1">Advantages of Containerization for System Administration</text:span>:</text:p>
      <text:list xml:id="list660553042" text:style-name="L6">
        <text:list-item>
          <text:p text:style-name="P7"><text:span text:style-name="T1">Portability and Consistency</text:span>: A container ensures that an application operates identically across different computing environments—from a developer's laptop to a testing server, and finally to a production server. This eliminates the common "it works on my machine" problem, streamlining the software delivery pipeline.</text:p>
        </text:list-item>
        <text:list-item>
          <text:p text:style-name="P7"><text:span text:style-name="T1">Resource Efficiency</text:span>: Unlike VMs, containers share the host operating system's kernel. This architectural difference makes containers significantly lighter, faster to start (often in milliseconds), and more efficient in terms of CPU, memory, and storage consumption. Consequently, more applications can be densely packed onto fewer servers.</text:p>
        </text:list-item>
        <text:list-item>
          <text:p text:style-name="P7"><text:span text:style-name="T1">Isolation</text:span>: Although containers share the host kernel, they provide strong process and file system isolation. This means that applications running in separate containers do not interfere with each other, enhancing security and stability.</text:p>
        </text:list-item>
        <text:list-item>
          <text:p text:style-name="P7"><text:span text:style-name="T1">Agility and Scalability</text:span>: The lightweight and standardized nature of containers enables <text:soft-page-break/>rapid deployment, scaling, and updates of applications. This agility is crucial in dynamic, cloud-native environments.</text:p>
        </text:list-item>
      </text:list>
      <text:h text:style-name="Heading_20_3" text:outline-level="3"><text:bookmark-start text:name="what-is-docker"/>What is Docker?<text:bookmark-end text:name="what-is-docker"/></text:h>
      <text:p text:style-name="First_20_paragraph">Docker is not containerization itself, but rather the most widely adopted and influential open-source platform that enables you to build, ship, and run applications within containers. It has democratized container technology, making it accessible and practical for a vast array of use cases, from individual developer workstations to large-scale enterprise deployments.</text:p>
      <text:p text:style-name="Text_20_body">Think of Docker as a comprehensive ecosystem designed to manage the entire lifecycle of containers. It provides a set of tools and services that allow system administrators and developers to:</text:p>
      <text:list xml:id="list1505302684" text:style-name="L7">
        <text:list-item>
          <text:p text:style-name="P8"><text:span text:style-name="T1">Package applications into standardized units (images)</text:span>.</text:p>
        </text:list-item>
        <text:list-item>
          <text:p text:style-name="P8"><text:span text:style-name="T1">Run these images as isolated processes (containers)</text:span>.</text:p>
        </text:list-item>
        <text:list-item>
          <text:p text:style-name="P8"><text:span text:style-name="T1">Manage and orchestrate these containers efficiently</text:span>.</text:p>
        </text:list-item>
      </text:list>
      <text:p text:style-name="First_20_paragraph">The core of the Docker platform is the Docker Engine. When you install Docker on your Ubuntu Server, you are primarily installing the Docker Engine. It operates as a client-server application and consists of three main components:</text:p>
      <text:list xml:id="list4252911062" text:style-name="L8">
        <text:list-item>
          <text:p text:style-name="P9"><text:span text:style-name="T1">Docker Daemon (dockerd)</text:span>: This is the persistent background process that runs on your host machine (your Ubuntu Server in this case). It listens for Docker API requests and manages Docker objects such as images, containers, networks, and volumes. It's the "brain" that handles all the heavy lifting of building, running, and distributing containers.</text:p>
        </text:list-item>
        <text:list-item>
          <text:p text:style-name="P9"><text:span text:style-name="T1">Docker Client</text:span>: This is the command-line interface (CLI) tool (e.g., <text:span text:style-name="Source_5f_Text">docker run</text:span>, <text:span text:style-name="Source_5f_Text">docker build</text:span>, <text:span text:style-name="Source_5f_Text">docker ps</text:span>) that users interact with. When you type a <text:span text:style-name="Source_5f_Text">docker</text:span> command in your terminal, the Docker client communicates with the Docker Daemon via REST APIs. This communication can occur locally or remotely, allowing you to manage Docker daemons on other servers.</text:p>
        </text:list-item>
        <text:list-item>
          <text:p text:style-name="P9"><text:span text:style-name="T1">REST API</text:span>: This is the interface that the Docker Client or other tools use to communicate with the Docker Daemon.</text:p>
        </text:list-item>
      </text:list>
      <text:p text:style-name="First_20_paragraph">In essence, Docker Engine provides the runtime and management capabilities that make containerization a reality on your server. It abstracts away the complexities of Linux kernel features like namespaces and control groups, which are the underlying technologies that enable container isolation.</text:p>
      <text:h text:style-name="Heading_20_2" text:outline-level="2"><text:bookmark-start text:name="docker-images"/>Docker Images<text:bookmark-end text:name="docker-images"/></text:h>
      <text:p text:style-name="First_20_paragraph">A Docker Image can be conceptualized as a lightweight, standalone, executable package that contains everything needed to run a piece of software, including the code, a runtime, libraries, environment variables, and configuration files. It is, in essence, a blueprint or a template for creating Docker containers.</text:p>
      <text:p text:style-name="Text_20_body">Consider a professional architectural blueprint for a building. This blueprint is a static, read-only set of instructions and specifications. You can use this single blueprint to construct multiple <text:soft-page-break/>identical buildings. Similarly, a Docker Image is static and read-only. When you "run" an image, you create a dynamic, writable instance of it, which is the container.</text:p>
      <text:p text:style-name="Text_20_body">Key characteristics of Docker Images:</text:p>
      <text:list xml:id="list2311210830" text:style-name="L9">
        <text:list-item>
          <text:p text:style-name="P10"><text:span text:style-name="T1">Immutability</text:span>: Once a Docker Image is built, it cannot be changed. If you need to update an application or its dependencies, you create a new image. This immutability is crucial for consistency and reliability; you are guaranteed that an image will behave the same way every time it is run as a container, regardless of the environment. This helps eliminate configuration drift and unexpected runtime issues.</text:p>
        </text:list-item>
        <text:list-item>
          <text:p text:style-name="P10"><text:span text:style-name="T1">Layered Architecture</text:span>: Docker Images are constructed from a series of read-only layers. Each layer represents a specific instruction in the image's build process, such as adding a file, installing a package, or setting an environment variable.</text:p>
          <text:list text:style-name="L10">
            <text:list-item>
              <text:p text:style-name="P11">When you build an image, each command in its definition (often a <text:span text:style-name="Source_5f_Text">Dockerfile</text:span>) creates a new layer on top of the previous one.</text:p>
            </text:list-item>
            <text:list-item>
              <text:p text:style-name="P11">These layers are stacked, and each new layer only stores the changes from the layer below it. This makes images very efficient in terms of storage, as common base layers can be shared across multiple images. For example, many images might share a common "Ubuntu base operating system" layer, but only store the unique application files on top.</text:p>
            </text:list-item>
            <text:list-item>
              <text:p text:style-name="P11">When an image is run as a container, an additional, thin, writable layer (the "container layer") is added on top. All changes made by the running container (e.g., writing logs, creating new files) are stored in this writable layer, leaving the underlying image layers untouched and immutable.</text:p>
            </text:list-item>
          </text:list>
        </text:list-item>
      </text:list>
      <text:p text:style-name="First_20_paragraph">This layered approach is a powerful feature. It allows for efficient image distribution (only new layers need to be downloaded), enables caching during image builds, and contributes to the overall speed and efficiency of Docker.</text:p>
      <text:h text:style-name="Heading_20_2" text:outline-level="2"><text:bookmark-start text:name="docker-containers"/>Docker Containers<text:bookmark-end text:name="docker-containers"/></text:h>
      <text:p text:style-name="First_20_paragraph">If a Docker Image is the static blueprint, then a <text:span text:style-name="T1">Docker Container</text:span> is the dynamic, running instance created from that blueprint. It is the live, executable form of an image, complete with its own isolated environment, processes, and file system.</text:p>
      <text:p text:style-name="Text_20_body">Here's the fundamental relationship:</text:p>
      <text:list xml:id="list960210721" text:style-name="L11">
        <text:list-item>
          <text:p text:style-name="P12"><text:span text:style-name="T1">Image as a Template</text:span>: A Docker Image serves as a read-only template from which one or more containers can be launched. Just as you can build multiple identical buildings from a single blueprint, you can create multiple identical containers from a single Docker Image.</text:p>
        </text:list-item>
        <text:list-item>
          <text:p text:style-name="P12"><text:span text:style-name="T1">Container as a Running Instance</text:span>: When you execute a <text:span text:style-name="Source_5f_Text">docker run</text:span> command, Docker takes an image and adds a thin, writable layer on top. This writable layer is where all changes, new files, or modifications made by the running application within the container are stored. This ensures that the underlying image remains unchanged and pristine.</text:p>
        </text:list-item>
        <text:list-item>
          <text:p text:style-name="P12"><text:span text:style-name="T1">Isolation</text:span>: Each container runs in isolation from other containers and from the host <text:soft-page-break/>system. This isolation is achieved using underlying Linux kernel features (like namespaces and control groups) that Docker leverages, providing a secure and consistent runtime environment for each application.</text:p>
        </text:list-item>
      </text:list>
      <text:p text:style-name="First_20_paragraph">In summary:</text:p>
      <text:list xml:id="list471419517" text:style-name="L12">
        <text:list-item>
          <text:p text:style-name="P13"><text:span text:style-name="T1">Docker Image</text:span>: Static, immutable, read-only blueprint. It exists on disk.</text:p>
        </text:list-item>
        <text:list-item>
          <text:p text:style-name="P13"><text:span text:style-name="T1">Docker Container</text:span>: Dynamic, ephemeral (can be easily removed and recreated), writable instance of an image. It is the running process.</text:p>
        </text:list-item>
      </text:list>
      <text:h text:style-name="Heading_20_3" text:outline-level="3"><text:bookmark-start text:name="basic-container-lifecycle-run-stop-start-rm"/>Basic Container Lifecycle (run, stop, start, rm)<text:bookmark-end text:name="basic-container-lifecycle-run-stop-start-rm"/></text:h>
      <text:p text:style-name="First_20_paragraph">Interacting with Docker containers primarily occurs via the <text:span text:style-name="Source_5f_Text">docker</text:span> command-line interface. For a new system administrator, mastering these fundamental commands is essential for managing your applications. We will assume you have the Docker Engine already installed on your Ubuntu Server.</text:p>
      <text:p text:style-name="Text_20_body">Let's explore the basic commands for managing the lifecycle of a Docker container:</text:p>
      <text:list xml:id="list905790905" text:style-name="L13">
        <text:list-item>
          <text:p text:style-name="P14"><text:span text:style-name="Source_5f_Text">docker run</text:span> - <text:span text:style-name="T1">Create and Start a Container</text:span></text:p>
          <text:p text:style-name="P14">This is often the first command you'll use. It pulls an image (if not already present locally), creates a new container from it, and starts it.</text:p>
          <text:p text:style-name="P14"><text:span text:style-name="T1">Syntax</text:span>: <text:span text:style-name="Source_5f_Text">docker run [OPTIONS] IMAGE [COMMAND] [ARG...]</text:span></text:p>
          <text:p text:style-name="P14"><text:span text:style-name="T1">Example</text:span>: Let's run a simple <text:span text:style-name="Source_5f_Text">hello-world</text:span> container. This image is very small and is designed to simply print a message and then exit.</text:p>
          <text:p text:style-name="P2"><text:span text:style-name="ExtensionTok">docker</text:span><text:span text:style-name="NormalTok"> run hello-world</text:span> </text:p>
          <text:list text:style-name="L14">
            <text:list-item>
              <text:p text:style-name="P15">When you execute this, if the <text:span text:style-name="Source_5f_Text">hello-world</text:span> image isn't on your server, Docker will first download it.</text:p>
            </text:list-item>
            <text:list-item>
              <text:p text:style-name="P15">Then, it will create a new container instance from that image.</text:p>
            </text:list-item>
            <text:list-item>
              <text:p text:style-name="P15">Finally, it will run the default command specified within the <text:span text:style-name="Source_5f_Text">hello-world</text:span> image, which prints a message to your terminal.</text:p>
            </text:list-item>
          </text:list>
          <text:p text:style-name="P14"><text:span text:style-name="T1">Key Options</text:span>:</text:p>
          <text:list text:style-name="L15">
            <text:list-item>
              <text:p text:style-name="P16"><text:span text:style-name="Source_5f_Text">-d</text:span> (detached mode): Runs the container in the background, freeing up your terminal. For long-running applications (like web servers), you'll almost always use <text:span text:style-name="Source_5f_Text">-d</text:span>.</text:p>
            </text:list-item>
            <text:list-item>
              <text:p text:style-name="P16"><text:span text:style-name="Source_5f_Text">-p</text:span> (publish port): Maps a port on your host machine to a port inside the container. Essential for accessing network services running in a container.</text:p>
            </text:list-item>
            <text:list-item>
              <text:p text:style-name="P16"><text:span text:style-name="Source_5f_Text">--name</text:span>: Assigns a human-readable name to your container, making it easier to refer to later.</text:p>
            </text:list-item>
          </text:list>
          <text:p text:style-name="P14"><text:span text:style-name="T1">Example with options (running a simple Nginx web server)</text:span>:</text:p>
          <text:p text:style-name="P2"><text:span text:style-name="ExtensionTok">docker</text:span><text:span text:style-name="NormalTok"> run </text:span><text:span text:style-name="AttributeTok">-d</text:span><text:span text:style-name="NormalTok"> </text:span><text:span text:style-name="AttributeTok">-p</text:span><text:span text:style-name="NormalTok"> 80:80 </text:span><text:span text:style-name="AttributeTok">--name</text:span><text:span text:style-name="NormalTok"> my-web-server nginx</text:span> </text:p>
          <text:p text:style-name="P14">This command will:</text:p>
          <text:list text:style-name="L16">
            <text:list-item>
              <text:p text:style-name="P17">Download the <text:span text:style-name="Source_5f_Text">nginx</text:span> image (if not local).</text:p>
            </text:list-item>
            <text:list-item>
              <text:p text:style-name="P17">Run it in detached mode (<text:span text:style-name="Source_5f_Text">-d</text:span>).</text:p>
            </text:list-item>
            <text:list-item>
              <text:p text:style-name="P17"><text:soft-page-break/>Map port 80 on your Ubuntu Server to port 80 inside the <text:span text:style-name="Source_5f_Text">nginx</text:span> container (<text:span text:style-name="Source_5f_Text">-p 80:80</text:span>).</text:p>
            </text:list-item>
            <text:list-item>
              <text:p text:style-name="P17">Name the container <text:span text:style-name="Source_5f_Text">my-web-server</text:span> (<text:span text:style-name="Source_5f_Text">--name my-web-server</text:span>).</text:p>
            </text:list-item>
          </text:list>
        </text:list-item>
        <text:list-item>
          <text:p text:style-name="P14"><text:span text:style-name="Source_5f_Text">docker ps</text:span> - <text:span text:style-name="T1">List Containers</text:span></text:p>
          <text:p text:style-name="P14">This command allows you to view running containers.</text:p>
          <text:p text:style-name="P14"><text:span text:style-name="T1">Syntax</text:span>: <text:span text:style-name="Source_5f_Text">docker ps [OPTIONS]</text:span></text:p>
          <text:p text:style-name="P14"><text:span text:style-name="T1">Example</text:span>:</text:p>
          <text:p text:style-name="P2"><text:span text:style-name="ExtensionTok">docker</text:span><text:span text:style-name="NormalTok"> ps</text:span> </text:p>
          <text:p text:style-name="P14">This will show you a list of currently active (running) containers, along with information like their Container ID, Image, Command, Creation Time, Status, Ports, and Names.</text:p>
          <text:p text:style-name="P14"><text:span text:style-name="T1">To view all containers (including stopped ones)</text:span>: <text:span text:style-name="Source_5f_Text">docker ps -a</text:span></text:p>
        </text:list-item>
        <text:list-item>
          <text:p text:style-name="P14"><text:span text:style-name="Source_5f_Text">docker stop</text:span> - <text:span text:style-name="T1">Stop a Running Container</text:span></text:p>
          <text:p text:style-name="P14">This command sends a signal to a running container to gracefully shut down.</text:p>
          <text:p text:style-name="P14"><text:span text:style-name="T1">Syntax</text:span>: <text:span text:style-name="Source_5f_Text">docker stop [CONTAINER_ID | CONTAINER_NAME]</text:span></text:p>
          <text:p text:style-name="P14"><text:span text:style-name="T1">Example (assuming my-web-server is running)</text:span>:</text:p>
          <text:p text:style-name="P2"><text:span text:style-name="ExtensionTok">docker</text:span><text:span text:style-name="NormalTok"> stop my-web-server</text:span> </text:p>
        </text:list-item>
        <text:list-item>
          <text:p text:style-name="P14"><text:span text:style-name="Source_5f_Text">docker start</text:span> - <text:span text:style-name="T1">Start a Stopped Container</text:span></text:p>
          <text:p text:style-name="P14">This command restarts a container that was previously stopped.</text:p>
          <text:p text:style-name="P14"><text:span text:style-name="T1">Syntax</text:span>: <text:span text:style-name="Source_5f_Text">docker start [CONTAINER_ID | CONTAINER_NAME]</text:span></text:p>
          <text:p text:style-name="P14"><text:span text:style-name="T1">Example</text:span>:</text:p>
          <text:p text:style-name="P2"><text:span text:style-name="ExtensionTok">docker</text:span><text:span text:style-name="NormalTok"> start my-web-server</text:span> </text:p>
        </text:list-item>
        <text:list-item>
          <text:p text:style-name="P14"><text:span text:style-name="Source_5f_Text">docker rm</text:span> - <text:span text:style-name="T1">Remove a Container</text:span></text:p>
          <text:p text:style-name="P14">This command permanently deletes a stopped container. You cannot remove a running container unless you use the <text:span text:style-name="Source_5f_Text">-f</text:span> (force) option, which is generally discouraged unless necessary, as it doesn't allow for graceful shutdown.</text:p>
          <text:p text:style-name="P14"><text:span text:style-name="T1">Syntax</text:span>: <text:span text:style-name="Source_5f_Text">docker rm [CONTAINER_ID | CONTAINER_NAME]</text:span></text:p>
          <text:p text:style-name="P14"><text:span text:style-name="T1">Example (after stopping my-web-server)</text:span>:</text:p>
          <text:p text:style-name="P2"><text:span text:style-name="ExtensionTok">docker</text:span><text:span text:style-name="NormalTok"> rm my-web-server</text:span> </text:p>
        </text:list-item>
      </text:list>
      <text:h text:style-name="Heading_20_2" text:outline-level="2"><text:bookmark-start text:name="docker-hub-and-registries"/>Docker Hub and Registries<text:bookmark-end text:name="docker-hub-and-registries"/></text:h>
      <text:p text:style-name="First_20_paragraph">In the world of Docker, just as code is stored in repositories (like Git or GitHub), Docker Images are stored in specialized repositories called <text:span text:style-name="T1">container registries</text:span>. These registries act as centralized or distributed storage locations where Docker Images can be pushed (uploaded) and <text:soft-page-break/>pulled (downloaded) by users and automated systems.</text:p>
      <text:p text:style-name="Text_20_body">The most prominent and widely used public container registry is Docker Hub.</text:p>
      <text:p text:style-name="Text_20_body"><text:span text:style-name="T1">Docker Hub</text:span>:</text:p>
      <text:list xml:id="list1316573020" text:style-name="L17">
        <text:list-item>
          <text:p text:style-name="P18"><text:span text:style-name="T1">Public Repository</text:span>: Docker Hub serves as a vast, public repository for Docker Images. It hosts millions of images, including official images from major software vendors (e.g., Ubuntu, Nginx, MySQL, Node.js), community-contributed images, and private images from individual users or organizations.</text:p>
        </text:list-item>
        <text:list-item>
          <text:p text:style-name="P18"><text:span text:style-name="T1">Image Discovery</text:span>: When you execute a command like <text:span text:style-name="Source_5f_Text">docker run nginx</text:span> or <text:span text:style-name="Source_5f_Text">docker pull ubuntu</text:span>, Docker Engine, by default, looks for these images on Docker Hub. If the image is not found locally on your server, it will attempt to download it from Docker Hub.</text:p>
        </text:list-item>
        <text:list-item>
          <text:p text:style-name="P18"><text:span text:style-name="T1">Collaboration and Distribution</text:span>: Docker Hub facilitates collaboration among developers and provides a straightforward mechanism for distributing Dockerized applications. Developers can build their images and push them to Docker Hub, making them easily accessible to others.</text:p>
        </text:list-item>
        <text:list-item>
          <text:p text:style-name="P18"><text:span text:style-name="T1">Official Images</text:span>: A significant benefit of Docker Hub is the availability of "Official Images." These images are curated and maintained by Docker and the upstream software vendors, ensuring quality, security, and adherence to best practices. They serve as reliable base images for building your own applications.</text:p>
        </text:list-item>
      </text:list>
      <text:p text:style-name="First_20_paragraph"><text:span text:style-name="T1">Other Container Registries</text:span>:</text:p>
      <text:p text:style-name="Text_20_body">While Docker Hub is the most popular, it's important to know that it's not the only option. Many organizations utilize private container registries for various reasons, such as:</text:p>
      <text:list xml:id="list4113315548" text:style-name="L18">
        <text:list-item>
          <text:p text:style-name="P19"><text:span text:style-name="T1">Security and Compliance</text:span>: To keep proprietary application images within their internal network, adhering to specific security policies and regulatory requirements.</text:p>
        </text:list-item>
        <text:list-item>
          <text:p text:style-name="P19"><text:span text:style-name="T1">Performance</text:span>: To have images closer to their deployment environments, reducing download times and improving deployment speed.</text:p>
        </text:list-item>
        <text:list-item>
          <text:p text:style-name="P19"><text:span text:style-name="T1">Integration with Cloud Providers</text:span>: Major cloud providers (e.g., AWS Elastic Container Registry (ECR), Google Container Registry (GCR), Azure Container Registry (ACR)) offer their own managed container registries that integrate seamlessly with their respective cloud ecosystems.</text:p>
        </text:list-item>
      </text:list>
      <text:p text:style-name="First_20_paragraph"><text:span text:style-name="T1">How Registries Work (Simplified)</text:span>:</text:p>
      <text:list xml:id="list4104485985" text:style-name="L19">
        <text:list-item>
          <text:p text:style-name="P20"><text:span text:style-name="Source_5f_Text">docker pull &lt;image_name&gt;:&lt;tag&gt;</text:span>: Downloads a specified image from a registry to your local Docker host. If no tag is specified, it defaults to <text:span text:style-name="Source_5f_Text">latest</text:span>.</text:p>
        </text:list-item>
        <text:list-item>
          <text:p text:style-name="P20"><text:span text:style-name="Source_5f_Text">docker push &lt;image_name&gt;:&lt;tag&gt;</text:span>: Uploads a local image to a specified registry. This typically requires you to be authenticated with the registry.</text:p>
        </text:list-item>
      </text:list>
      <text:p text:style-name="First_20_paragraph">Understanding registries is crucial for system administrators as it governs how you acquire pre-built application images and how you might distribute your own custom-built images within your organization or to the publi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5:18Z</meta:creation-date>
    <dc:date>2025-06-10T12:14:04.191885154</dc:date>
    <meta:editing-duration>PT23S</meta:editing-duration>
    <meta:editing-cycles>1</meta:editing-cycles>
    <meta:document-statistic meta:table-count="0" meta:image-count="0" meta:object-count="0" meta:page-count="6" meta:paragraph-count="105" meta:word-count="2212" meta:character-count="14636" meta:non-whitespace-character-count="12574"/>
  </office:meta>
</office:document-meta>
</file>